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Variables</text:p>
      <text:p text:style-name="P2"/>
      <text:p text:style-name="P3"><text:a xlink:type="simple" xlink:href="../DungeonCraftHelp.html">DungeonCraft Help Home</text:a></text:p>
      <text:p text:style-name="P3">Variable names in GPDL can be of any length and are case-sensitive. <text:s/>System function names alway start with a dollar-sign. <text:s/>You should probably not start your variable names with a dollar-sign although it is not prohibited.</text:p>
      <text:p text:style-name="P3">As in 'C', variables are local to the function in which they are defined. <text:s/>They cannot be referenced from outside that function. <text:s/>For example:</text:p>
      <text:p text:style-name="Preformatted_20_Text">$FUNC checkForMushroom (characterClass)</text:p>
      <text:p text:style-name="Preformatted_20_Text"><text:s text:c="2"/>{</text:p>
      <text:p text:style-name="Preformatted_20_Text"><text:s text:c="4"/>$VAR x;</text:p>
      <text:p text:style-name="Preformatted_20_Text"><text:s text:c="4"/>x = "yes";</text:p>
      <text:p text:style-name="Preformatted_20_Text"/>
      <text:p text:style-name="Preformatted_20_Text"><text:s text:c="2"/>} checkForMushroom ;</text:p>
      <text:p text:style-name="Preformatted_20_Text"/>
      <text:p text:style-name="Preformatted_20_Text"><text:s text:c="2"/>$FUNC disolveBadges ( )</text:p>
      <text:p text:style-name="Preformatted_20_Text"><text:s text:c="2"/>{</text:p>
      <text:p text:style-name="Preformatted_20_Text"><text:s text:c="4"/>if (x == "yes") <text:s text:c="2"/>// Compiler error...There ain't no x defined!</text:p>
      <text:p text:style-name="Preformatted_20_Text"><text:s text:c="4"/>{</text:p>
      <text:p text:style-name="Preformatted_20_Text"><text:s text:c="10"/>etc.</text:p>
      <text:p text:style-name="Preformatted_20_Text"><text:s text:c="4"/>};</text:p>
      <text:p text:style-name="Preformatted_20_Text"><text:s text:c="2"/>};</text:p>
      <text:p text:style-name="P3">Variables are allocated on the stack when a function is called. <text:s/>This means that recursive functions get a new copy of local variables each time it calls itsel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09:59:04</meta:creation-date>
    <meta:generator>OpenOffice.org/3.2$Win32 OpenOffice.org_project/320m12$Build-9483</meta:generator>
    <meta:editing-cycles>2</meta:editing-cycles>
    <meta:editing-duration>PT00H02M35S</meta:editing-duration>
    <dc:title>GPDL Variables</dc:title>
    <dc:date>2010-05-08T10:46:14.75</dc:date>
    <dc:creator>Paul Stevens</dc:creator>
    <meta:document-statistic meta:table-count="0" meta:image-count="0" meta:object-count="0" meta:page-count="1" meta:paragraph-count="17" meta:word-count="125" meta:character-count="775"/>
  </office:meta>
</office:document-meta>
</file>